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81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unctions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Role</text:p>
          </table:table-cell>
          <table:table-cell/>
          <table:table-cell table:style-name="ce2" office:value-type="string">
            <text:p>Function or comment</text:p>
          </table:table-cell>
          <table:table-cell/>
          <table:table-cell table:style-name="ce2" office:value-type="string">
            <text:p>Grant</text:p>
          </table:table-cell>
          <table:table-cell/>
          <table:table-cell table:style-name="ce2" office:value-type="string">
            <text:p>Dro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Referncing functions:</text:p>
          </table:table-cell>
          <table:table-cell/>
          <table:table-cell table:style-name="Default" table:formula="of:=IF(OR(LEFT([.E10];3)=&quot;-- &quot;;[.E10]=&quot;&quot;);IF([.E10]=&quot;&quot;;&quot;&quot;;[.E10]);&quot;GRANT EXECUTE ON FUNCTION &quot; &amp; [.E10] &amp; IF([.C10]=&quot;admin&quot;;&quot;TO user_&lt;&lt;$app_name$&gt;&gt;_data_admin;&quot;;&quot;TO user_&lt;&lt;$app_name$&gt;&gt;_data_admin, user_&lt;&lt;$app_name$&gt;&gt;_data_reader;&quot;))" office:value-type="string" office:string-value="-- Referncing functions:">
            <text:p>-- Referncing functions:</text:p>
          </table:table-cell>
          <table:table-cell/>
          <table:table-cell table:style-name="Default" table:formula="of:=IF(OR(LEFT([.E10];3)=&quot;-- &quot;;[.E10]=&quot;&quot;);IF([.E10]=&quot;&quot;;&quot;&quot;;[.E10]);&quot;DROP FUNCTION IF EXISTS &quot; &amp; [.E10] &amp; &quot;;&quot;)" office:value-type="string" office:string-value="-- Referncing functions:">
            <text:p>-- Referncing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11];3)=&quot;-- &quot;;[.E11]=&quot;&quot;);IF([.E11]=&quot;&quot;;&quot;&quot;;[.E11]);&quot;GRANT EXECUTE ON FUNCTION &quot; &amp; [.E11] &amp; IF([.C11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11];3)=&quot;-- &quot;;[.E11]=&quot;&quot;);IF([.E11]=&quot;&quot;;&quot;&quot;;[.E11]);&quot;DROP FUNCTION IF EXISTS &quot; &amp; [.E11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k_person_language_construction_input(par_lng_code t_code_key_by_lng, par_lng_skill integer, par_lng_personal_priority integer)</text:p>
          </table:table-cell>
          <table:table-cell/>
          <table:table-cell table:style-name="Default" table:formula="of:=IF(OR(LEFT([.E12];3)=&quot;-- &quot;;[.E12]=&quot;&quot;);IF([.E12]=&quot;&quot;;&quot;&quot;;[.E12]);&quot;GRANT EXECUTE ON FUNCTION &quot; &amp; [.E12] &amp; IF([.C12]=&quot;admin&quot;;&quot;TO user_&lt;&lt;$app_name$&gt;&gt;_data_admin;&quot;;&quot;TO user_&lt;&lt;$app_name$&gt;&gt;_data_admin, user_&lt;&lt;$app_name$&gt;&gt;_data_reader;&quot;))" office:value-type="string" office:string-value="GRANT EXECUTE ON FUNCTION mk_person_language_construction_input(par_lng_code t_code_key_by_lng, par_lng_skill integer, par_lng_personal_priority integer)TO user_&lt;&lt;$app_name$&gt;&gt;_data_admin, user_&lt;&lt;$app_name$&gt;&gt;_data_reader;">
            <text:p>GRANT EXECUTE ON FUNCTION mk_person_language_construction_input(par_lng_code t_code_key_by_lng, par_lng_skill integer, par_lng_personal_priority integer)TO user_&lt;&lt;$app_name$&gt;&gt;_data_admin, user_&lt;&lt;$app_name$&gt;&gt;_data_reader;</text:p>
          </table:table-cell>
          <table:table-cell/>
          <table:table-cell table:style-name="Default" table:formula="of:=IF(OR(LEFT([.E12];3)=&quot;-- &quot;;[.E12]=&quot;&quot;);IF([.E12]=&quot;&quot;;&quot;&quot;;[.E12]);&quot;DROP FUNCTION IF EXISTS &quot; &amp; [.E12] &amp; &quot;;&quot;)" office:value-type="string" office:string-value="DROP FUNCTION IF EXISTS mk_person_language_construction_input(par_lng_code t_code_key_by_lng, par_lng_skill integer, par_lng_personal_priority integer);">
            <text:p>DROP FUNCTION IF EXISTS mk_person_language_construction_input(par_lng_code t_code_key_by_lng, par_lng_skill integer, par_lng_personal_priority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k_contact_construction_input(par_contact_type t_code_key_by_lng, par_contact_personal_priority integer, par_contact_constraints varchar)</text:p>
          </table:table-cell>
          <table:table-cell/>
          <table:table-cell table:style-name="Default" table:formula="of:=IF(OR(LEFT([.E13];3)=&quot;-- &quot;;[.E13]=&quot;&quot;);IF([.E13]=&quot;&quot;;&quot;&quot;;[.E13]);&quot;GRANT EXECUTE ON FUNCTION &quot; &amp; [.E13] &amp; IF([.C13]=&quot;admin&quot;;&quot;TO user_&lt;&lt;$app_name$&gt;&gt;_data_admin;&quot;;&quot;TO user_&lt;&lt;$app_name$&gt;&gt;_data_admin, user_&lt;&lt;$app_name$&gt;&gt;_data_reader;&quot;))" office:value-type="string" office:string-value="GRANT EXECUTE ON FUNCTION mk_contact_construction_input(par_contact_type t_code_key_by_lng, par_contact_personal_priority integer, par_contact_constraints varchar)TO user_&lt;&lt;$app_name$&gt;&gt;_data_admin, user_&lt;&lt;$app_name$&gt;&gt;_data_reader;">
            <text:p>GRANT EXECUTE ON FUNCTION mk_contact_construction_input(par_contact_type t_code_key_by_lng, par_contact_personal_priority integer, par_contact_constraints varchar)TO user_&lt;&lt;$app_name$&gt;&gt;_data_admin, user_&lt;&lt;$app_name$&gt;&gt;_data_reader;</text:p>
          </table:table-cell>
          <table:table-cell/>
          <table:table-cell table:style-name="Default" table:formula="of:=IF(OR(LEFT([.E13];3)=&quot;-- &quot;;[.E13]=&quot;&quot;);IF([.E13]=&quot;&quot;;&quot;&quot;;[.E13]);&quot;DROP FUNCTION IF EXISTS &quot; &amp; [.E13] &amp; &quot;;&quot;)" office:value-type="string" office:string-value="DROP FUNCTION IF EXISTS mk_contact_construction_input(par_contact_type t_code_key_by_lng, par_contact_personal_priority integer, par_contact_constraints varchar);">
            <text:p>DROP FUNCTION IF EXISTS mk_contact_construction_input(par_contact_type t_code_key_by_lng, par_contact_personal_priority integer, par_contact_constraints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14];3)=&quot;-- &quot;;[.E14]=&quot;&quot;);IF([.E14]=&quot;&quot;;&quot;&quot;;[.E14]);&quot;GRANT EXECUTE ON FUNCTION &quot; &amp; [.E14] &amp; IF([.C14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14];3)=&quot;-- &quot;;[.E14]=&quot;&quot;);IF([.E14]=&quot;&quot;;&quot;&quot;;[.E14]);&quot;DROP FUNCTION IF EXISTS &quot; &amp; [.E14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style-name="Default" table:formula="of:=IF(OR(LEFT([.E15];3)=&quot;-- &quot;;[.E15]=&quot;&quot;);IF([.E15]=&quot;&quot;;&quot;&quot;;[.E15]);&quot;GRANT EXECUTE ON FUNCTION &quot; &amp; [.E15] &amp; IF([.C15]=&quot;admin&quot;;&quot;TO user_&lt;&lt;$app_name$&gt;&gt;_data_admin;&quot;;&quot;TO user_&lt;&lt;$app_name$&gt;&gt;_data_admin, user_&lt;&lt;$app_name$&gt;&gt;_data_reader;&quot;))" office:value-type="string" office:string-value="-- Lookup functions:">
            <text:p>-- Lookup functions:</text:p>
          </table:table-cell>
          <table:table-cell/>
          <table:table-cell table:style-name="Default" table:formula="of:=IF(OR(LEFT([.E15];3)=&quot;-- &quot;;[.E15]=&quot;&quot;);IF([.E15]=&quot;&quot;;&quot;&quot;;[.E15]);&quot;DROP FUNCTION IF EXISTS &quot; &amp; [.E15] &amp; &quot;;&quot;)" office:value-type="string" office:string-value="-- Lookup functions:">
            <text:p>-- Lookup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16];3)=&quot;-- &quot;;[.E16]=&quot;&quot;);IF([.E16]=&quot;&quot;;&quot;&quot;;[.E16]);&quot;GRANT EXECUTE ON FUNCTION &quot; &amp; [.E16] &amp; IF([.C16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16];3)=&quot;-- &quot;;[.E16]=&quot;&quot;);IF([.E16]=&quot;&quot;;&quot;&quot;;[.E16]);&quot;DROP FUNCTION IF EXISTS &quot; &amp; [.E16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find_person_by_contact(par_contact_id integer)</text:p>
          </table:table-cell>
          <table:table-cell/>
          <table:table-cell table:style-name="Default" table:formula="of:=IF(OR(LEFT([.E17];3)=&quot;-- &quot;;[.E17]=&quot;&quot;);IF([.E17]=&quot;&quot;;&quot;&quot;;[.E17]);&quot;GRANT EXECUTE ON FUNCTION &quot; &amp; [.E17] &amp; IF([.C17]=&quot;admin&quot;;&quot;TO user_&lt;&lt;$app_name$&gt;&gt;_data_admin;&quot;;&quot;TO user_&lt;&lt;$app_name$&gt;&gt;_data_admin, user_&lt;&lt;$app_name$&gt;&gt;_data_reader;&quot;))" office:value-type="string" office:string-value="GRANT EXECUTE ON FUNCTION find_person_by_contact(par_contact_id integer)TO user_&lt;&lt;$app_name$&gt;&gt;_data_admin, user_&lt;&lt;$app_name$&gt;&gt;_data_reader;">
            <text:p>GRANT EXECUTE ON FUNCTION find_person_by_contact(par_contact_id integer)TO user_&lt;&lt;$app_name$&gt;&gt;_data_admin, user_&lt;&lt;$app_name$&gt;&gt;_data_reader;</text:p>
          </table:table-cell>
          <table:table-cell/>
          <table:table-cell table:style-name="Default" table:formula="of:=IF(OR(LEFT([.E17];3)=&quot;-- &quot;;[.E17]=&quot;&quot;);IF([.E17]=&quot;&quot;;&quot;&quot;;[.E17]);&quot;DROP FUNCTION IF EXISTS &quot; &amp; [.E17] &amp; &quot;;&quot;)" office:value-type="string" office:string-value="DROP FUNCTION IF EXISTS find_person_by_contact(par_contact_id integer);">
            <text:p>DROP FUNCTION IF EXISTS find_person_by_contact(par_contact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find_contacts_of_person(par_person_id integer)</text:p>
          </table:table-cell>
          <table:table-cell/>
          <table:table-cell table:style-name="Default" table:formula="of:=IF(OR(LEFT([.E18];3)=&quot;-- &quot;;[.E18]=&quot;&quot;);IF([.E18]=&quot;&quot;;&quot;&quot;;[.E18]);&quot;GRANT EXECUTE ON FUNCTION &quot; &amp; [.E18] &amp; IF([.C18]=&quot;admin&quot;;&quot;TO user_&lt;&lt;$app_name$&gt;&gt;_data_admin;&quot;;&quot;TO user_&lt;&lt;$app_name$&gt;&gt;_data_admin, user_&lt;&lt;$app_name$&gt;&gt;_data_reader;&quot;))" office:value-type="string" office:string-value="GRANT EXECUTE ON FUNCTION find_contacts_of_person(par_person_id integer)TO user_&lt;&lt;$app_name$&gt;&gt;_data_admin, user_&lt;&lt;$app_name$&gt;&gt;_data_reader;">
            <text:p>GRANT EXECUTE ON FUNCTION find_contacts_of_person(par_person_id integer)TO user_&lt;&lt;$app_name$&gt;&gt;_data_admin, user_&lt;&lt;$app_name$&gt;&gt;_data_reader;</text:p>
          </table:table-cell>
          <table:table-cell/>
          <table:table-cell table:style-name="Default" table:formula="of:=IF(OR(LEFT([.E18];3)=&quot;-- &quot;;[.E18]=&quot;&quot;);IF([.E18]=&quot;&quot;;&quot;&quot;;[.E18]);&quot;DROP FUNCTION IF EXISTS &quot; &amp; [.E18] &amp; &quot;;&quot;)" office:value-type="string" office:string-value="DROP FUNCTION IF EXISTS find_contacts_of_person(par_person_id integer);">
            <text:p>DROP FUNCTION IF EXISTS find_contacts_of_person(par_person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find_persons_by_name(par_lng_codekeyl t_code_key_by_lng, par_name_regexp varchar, par_regexp_match_op posix_regexp_match_op)</text:p>
          </table:table-cell>
          <table:table-cell/>
          <table:table-cell table:style-name="Default" table:formula="of:=IF(OR(LEFT([.E19];3)=&quot;-- &quot;;[.E19]=&quot;&quot;);IF([.E19]=&quot;&quot;;&quot;&quot;;[.E19]);&quot;GRANT EXECUTE ON FUNCTION &quot; &amp; [.E19] &amp; IF([.C19]=&quot;admin&quot;;&quot;TO user_&lt;&lt;$app_name$&gt;&gt;_data_admin;&quot;;&quot;TO user_&lt;&lt;$app_name$&gt;&gt;_data_admin, user_&lt;&lt;$app_name$&gt;&gt;_data_reader;&quot;))" office:value-type="string" office:string-value="GRANT EXECUTE ON FUNCTION find_persons_by_name(par_lng_codekeyl t_code_key_by_lng, par_name_regexp varchar, par_regexp_match_op posix_regexp_match_op)TO user_&lt;&lt;$app_name$&gt;&gt;_data_admin, user_&lt;&lt;$app_name$&gt;&gt;_data_reader;">
            <text:p>GRANT EXECUTE ON FUNCTION find_persons_by_name(par_lng_codekeyl t_code_key_by_lng, par_name_regexp varchar, par_regexp_match_op posix_regexp_match_op)TO user_&lt;&lt;$app_name$&gt;&gt;_data_admin, user_&lt;&lt;$app_name$&gt;&gt;_data_reader;</text:p>
          </table:table-cell>
          <table:table-cell/>
          <table:table-cell table:style-name="Default" table:formula="of:=IF(OR(LEFT([.E19];3)=&quot;-- &quot;;[.E19]=&quot;&quot;);IF([.E19]=&quot;&quot;;&quot;&quot;;[.E19]);&quot;DROP FUNCTION IF EXISTS &quot; &amp; [.E19] &amp; &quot;;&quot;)" office:value-type="string" office:string-value="DROP FUNCTION IF EXISTS find_persons_by_name(par_lng_codekeyl t_code_key_by_lng, par_name_regexp varchar, par_regexp_match_op posix_regexp_match_op);">
            <text:p>DROP FUNCTION IF EXISTS find_persons_by_name(par_lng_codekeyl t_code_key_by_lng, par_name_regexp varchar, par_regexp_match_op posix_regexp_match_op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20];3)=&quot;-- &quot;;[.E20]=&quot;&quot;);IF([.E20]=&quot;&quot;;&quot;&quot;;[.E20]);&quot;GRANT EXECUTE ON FUNCTION &quot; &amp; [.E20] &amp; IF([.C20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20];3)=&quot;-- &quot;;[.E20]=&quot;&quot;);IF([.E20]=&quot;&quot;;&quot;&quot;;[.E20]);&quot;DROP FUNCTION IF EXISTS &quot; &amp; [.E20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style-name="Default" table:formula="of:=IF(OR(LEFT([.E21];3)=&quot;-- &quot;;[.E21]=&quot;&quot;);IF([.E21]=&quot;&quot;;&quot;&quot;;[.E21]);&quot;GRANT EXECUTE ON FUNCTION &quot; &amp; [.E21] &amp; IF([.C21]=&quot;admin&quot;;&quot;TO user_&lt;&lt;$app_name$&gt;&gt;_data_admin;&quot;;&quot;TO user_&lt;&lt;$app_name$&gt;&gt;_data_admin, user_&lt;&lt;$app_name$&gt;&gt;_data_reader;&quot;))" office:value-type="string" office:string-value="-- Administration functions:">
            <text:p>-- Administration functions:</text:p>
          </table:table-cell>
          <table:table-cell/>
          <table:table-cell table:style-name="Default" table:formula="of:=IF(OR(LEFT([.E21];3)=&quot;-- &quot;;[.E21]=&quot;&quot;);IF([.E21]=&quot;&quot;;&quot;&quot;;[.E21]);&quot;DROP FUNCTION IF EXISTS &quot; &amp; [.E21] &amp; &quot;;&quot;)" office:value-type="string" office:string-value="-- Administration functions:">
            <text:p>-- Administration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/>
          <table:table-cell/>
          <table:table-cell table:style-name="Default" table:formula="of:=IF(OR(LEFT([.E22];3)=&quot;-- &quot;;[.E22]=&quot;&quot;);IF([.E22]=&quot;&quot;;&quot;&quot;;[.E22]);&quot;GRANT EXECUTE ON FUNCTION &quot; &amp; [.E22] &amp; IF([.C22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22];3)=&quot;-- &quot;;[.E22]=&quot;&quot;);IF([.E22]=&quot;&quot;;&quot;&quot;;[.E22]);&quot;DROP FUNCTION IF EXISTS &quot; &amp; [.E22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abstract_contact(par_person_id integer, par_contact_ci contact_construction_input, par_contact_names name_construction_input[])</text:p>
          </table:table-cell>
          <table:table-cell/>
          <table:table-cell table:style-name="Default" table:formula="of:=IF(OR(LEFT([.E23];3)=&quot;-- &quot;;[.E23]=&quot;&quot;);IF([.E23]=&quot;&quot;;&quot;&quot;;[.E23]);&quot;GRANT EXECUTE ON FUNCTION &quot; &amp; [.E23] &amp; IF([.C23]=&quot;admin&quot;;&quot;TO user_&lt;&lt;$app_name$&gt;&gt;_data_admin;&quot;;&quot;TO user_&lt;&lt;$app_name$&gt;&gt;_data_admin, user_&lt;&lt;$app_name$&gt;&gt;_data_reader;&quot;))" office:value-type="string" office:string-value="GRANT EXECUTE ON FUNCTION new_abstract_contact(par_person_id integer, par_contact_ci contact_construction_input, par_contact_names name_construction_input[])TO user_&lt;&lt;$app_name$&gt;&gt;_data_admin;">
            <text:p>GRANT EXECUTE ON FUNCTION new_abstract_contact(par_person_id integer, par_contact_ci contact_construction_input, par_contact_names name_construction_input[])TO user_&lt;&lt;$app_name$&gt;&gt;_data_admin;</text:p>
          </table:table-cell>
          <table:table-cell/>
          <table:table-cell table:style-name="Default" table:formula="of:=IF(OR(LEFT([.E23];3)=&quot;-- &quot;;[.E23]=&quot;&quot;);IF([.E23]=&quot;&quot;;&quot;&quot;;[.E23]);&quot;DROP FUNCTION IF EXISTS &quot; &amp; [.E23] &amp; &quot;;&quot;)" office:value-type="string" office:string-value="DROP FUNCTION IF EXISTS new_abstract_contact(par_person_id integer, par_contact_ci contact_construction_input, par_contact_names name_construction_input[]);">
            <text:p>DROP FUNCTION IF EXISTS new_abstract_contact(par_person_id integer, par_contact_ci contact_construction_input, par_contact_names nam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names_to_contact(par_contact_id integer, par_contact_names name_construction_input[])</text:p>
          </table:table-cell>
          <table:table-cell/>
          <table:table-cell table:style-name="Default" table:formula="of:=IF(OR(LEFT([.E24];3)=&quot;-- &quot;;[.E24]=&quot;&quot;);IF([.E24]=&quot;&quot;;&quot;&quot;;[.E24]);&quot;GRANT EXECUTE ON FUNCTION &quot; &amp; [.E24] &amp; IF([.C24]=&quot;admin&quot;;&quot;TO user_&lt;&lt;$app_name$&gt;&gt;_data_admin;&quot;;&quot;TO user_&lt;&lt;$app_name$&gt;&gt;_data_admin, user_&lt;&lt;$app_name$&gt;&gt;_data_reader;&quot;))" office:value-type="string" office:string-value="GRANT EXECUTE ON FUNCTION add_names_to_contact(par_contact_id integer, par_contact_names name_construction_input[])TO user_&lt;&lt;$app_name$&gt;&gt;_data_admin;">
            <text:p>GRANT EXECUTE ON FUNCTION add_names_to_contact(par_contact_id integer, par_contact_names name_construction_input[])TO user_&lt;&lt;$app_name$&gt;&gt;_data_admin;</text:p>
          </table:table-cell>
          <table:table-cell/>
          <table:table-cell table:style-name="Default" table:formula="of:=IF(OR(LEFT([.E24];3)=&quot;-- &quot;;[.E24]=&quot;&quot;);IF([.E24]=&quot;&quot;;&quot;&quot;;[.E24]);&quot;DROP FUNCTION IF EXISTS &quot; &amp; [.E24] &amp; &quot;;&quot;)" office:value-type="string" office:string-value="DROP FUNCTION IF EXISTS add_names_to_contact(par_contact_id integer, par_contact_names name_construction_input[]);">
            <text:p>DROP FUNCTION IF EXISTS add_names_to_contact(par_contact_id integer, par_contact_names nam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person(par_person_type t_code_key_by_lng, par_names name_construction_input[], par_languages t_person_language_construction_input[])</text:p>
          </table:table-cell>
          <table:table-cell/>
          <table:table-cell table:style-name="Default" table:formula="of:=IF(OR(LEFT([.E25];3)=&quot;-- &quot;;[.E25]=&quot;&quot;);IF([.E25]=&quot;&quot;;&quot;&quot;;[.E25]);&quot;GRANT EXECUTE ON FUNCTION &quot; &amp; [.E25] &amp; IF([.C25]=&quot;admin&quot;;&quot;TO user_&lt;&lt;$app_name$&gt;&gt;_data_admin;&quot;;&quot;TO user_&lt;&lt;$app_name$&gt;&gt;_data_admin, user_&lt;&lt;$app_name$&gt;&gt;_data_reader;&quot;))" office:value-type="string" office:string-value="GRANT EXECUTE ON FUNCTION new_person(par_person_type t_code_key_by_lng, par_names name_construction_input[], par_languages t_person_language_construction_input[])TO user_&lt;&lt;$app_name$&gt;&gt;_data_admin;">
            <text:p>GRANT EXECUTE ON FUNCTION new_person(par_person_type t_code_key_by_lng, par_names name_construction_input[], par_languages t_person_language_construction_input[])TO user_&lt;&lt;$app_name$&gt;&gt;_data_admin;</text:p>
          </table:table-cell>
          <table:table-cell/>
          <table:table-cell table:style-name="Default" table:formula="of:=IF(OR(LEFT([.E25];3)=&quot;-- &quot;;[.E25]=&quot;&quot;);IF([.E25]=&quot;&quot;;&quot;&quot;;[.E25]);&quot;DROP FUNCTION IF EXISTS &quot; &amp; [.E25] &amp; &quot;;&quot;)" office:value-type="string" office:string-value="DROP FUNCTION IF EXISTS new_person(par_person_type t_code_key_by_lng, par_names name_construction_input[], par_languages t_person_language_construction_input[]);">
            <text:p>DROP FUNCTION IF EXISTS new_person(par_person_type t_code_key_by_lng, par_names name_construction_input[], par_languages t_person_languag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languages_to_person(par_person_id integer, par_languages t_person_language_construction_input[])</text:p>
          </table:table-cell>
          <table:table-cell/>
          <table:table-cell table:style-name="Default" table:formula="of:=IF(OR(LEFT([.E26];3)=&quot;-- &quot;;[.E26]=&quot;&quot;);IF([.E26]=&quot;&quot;;&quot;&quot;;[.E26]);&quot;GRANT EXECUTE ON FUNCTION &quot; &amp; [.E26] &amp; IF([.C26]=&quot;admin&quot;;&quot;TO user_&lt;&lt;$app_name$&gt;&gt;_data_admin;&quot;;&quot;TO user_&lt;&lt;$app_name$&gt;&gt;_data_admin, user_&lt;&lt;$app_name$&gt;&gt;_data_reader;&quot;))" office:value-type="string" office:string-value="GRANT EXECUTE ON FUNCTION add_languages_to_person(par_person_id integer, par_languages t_person_language_construction_input[])TO user_&lt;&lt;$app_name$&gt;&gt;_data_admin;">
            <text:p>GRANT EXECUTE ON FUNCTION add_languages_to_person(par_person_id integer, par_languages t_person_language_construction_input[])TO user_&lt;&lt;$app_name$&gt;&gt;_data_admin;</text:p>
          </table:table-cell>
          <table:table-cell/>
          <table:table-cell table:style-name="Default" table:formula="of:=IF(OR(LEFT([.E26];3)=&quot;-- &quot;;[.E26]=&quot;&quot;);IF([.E26]=&quot;&quot;;&quot;&quot;;[.E26]);&quot;DROP FUNCTION IF EXISTS &quot; &amp; [.E26] &amp; &quot;;&quot;)" office:value-type="string" office:string-value="DROP FUNCTION IF EXISTS add_languages_to_person(par_person_id integer, par_languages t_person_language_construction_input[]);">
            <text:p>DROP FUNCTION IF EXISTS add_languages_to_person(par_person_id integer, par_languages t_person_languag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names_to_person(par_person_id integer, par_names name_construction_input[])</text:p>
          </table:table-cell>
          <table:table-cell/>
          <table:table-cell table:style-name="Default" table:formula="of:=IF(OR(LEFT([.E27];3)=&quot;-- &quot;;[.E27]=&quot;&quot;);IF([.E27]=&quot;&quot;;&quot;&quot;;[.E27]);&quot;GRANT EXECUTE ON FUNCTION &quot; &amp; [.E27] &amp; IF([.C27]=&quot;admin&quot;;&quot;TO user_&lt;&lt;$app_name$&gt;&gt;_data_admin;&quot;;&quot;TO user_&lt;&lt;$app_name$&gt;&gt;_data_admin, user_&lt;&lt;$app_name$&gt;&gt;_data_reader;&quot;))" office:value-type="string" office:string-value="GRANT EXECUTE ON FUNCTION add_names_to_person(par_person_id integer, par_names name_construction_input[])TO user_&lt;&lt;$app_name$&gt;&gt;_data_admin;">
            <text:p>GRANT EXECUTE ON FUNCTION add_names_to_person(par_person_id integer, par_names name_construction_input[])TO user_&lt;&lt;$app_name$&gt;&gt;_data_admin;</text:p>
          </table:table-cell>
          <table:table-cell/>
          <table:table-cell table:style-name="Default" table:formula="of:=IF(OR(LEFT([.E27];3)=&quot;-- &quot;;[.E27]=&quot;&quot;);IF([.E27]=&quot;&quot;;&quot;&quot;;[.E27]);&quot;DROP FUNCTION IF EXISTS &quot; &amp; [.E27] &amp; &quot;;&quot;)" office:value-type="string" office:string-value="DROP FUNCTION IF EXISTS add_names_to_person(par_person_id integer, par_names name_construction_input[]);">
            <text:p>DROP FUNCTION IF EXISTS add_names_to_person(par_person_id integer, par_names nam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/>
          <table:table-cell/>
          <table:table-cell table:style-name="Default" table:formula="of:=IF(OR(LEFT([.E28];3)=&quot;-- &quot;;[.E28]=&quot;&quot;);IF([.E28]=&quot;&quot;;&quot;&quot;;[.E28]);&quot;GRANT EXECUTE ON FUNCTION &quot; &amp; [.E28] &amp; IF([.C28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28];3)=&quot;-- &quot;;[.E28]=&quot;&quot;);IF([.E28]=&quot;&quot;;&quot;&quot;;[.E28]);&quot;DROP FUNCTION IF EXISTS &quot; &amp; [.E28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instaniate_contact_as_fax(par_contact_id integer, par_contact_fax_ci contact_fax_construction_input)</text:p>
          </table:table-cell>
          <table:table-cell/>
          <table:table-cell table:style-name="Default" table:formula="of:=IF(OR(LEFT([.E29];3)=&quot;-- &quot;;[.E29]=&quot;&quot;);IF([.E29]=&quot;&quot;;&quot;&quot;;[.E29]);&quot;GRANT EXECUTE ON FUNCTION &quot; &amp; [.E29] &amp; IF([.C29]=&quot;admin&quot;;&quot;TO user_&lt;&lt;$app_name$&gt;&gt;_data_admin;&quot;;&quot;TO user_&lt;&lt;$app_name$&gt;&gt;_data_admin, user_&lt;&lt;$app_name$&gt;&gt;_data_reader;&quot;))" office:value-type="string" office:string-value="GRANT EXECUTE ON FUNCTION instaniate_contact_as_fax(par_contact_id integer, par_contact_fax_ci contact_fax_construction_input)TO user_&lt;&lt;$app_name$&gt;&gt;_data_admin;">
            <text:p>GRANT EXECUTE ON FUNCTION instaniate_contact_as_fax(par_contact_id integer, par_contact_fax_ci contact_fax_construction_input)TO user_&lt;&lt;$app_name$&gt;&gt;_data_admin;</text:p>
          </table:table-cell>
          <table:table-cell/>
          <table:table-cell table:style-name="Default" table:formula="of:=IF(OR(LEFT([.E29];3)=&quot;-- &quot;;[.E29]=&quot;&quot;);IF([.E29]=&quot;&quot;;&quot;&quot;;[.E29]);&quot;DROP FUNCTION IF EXISTS &quot; &amp; [.E29] &amp; &quot;;&quot;)" office:value-type="string" office:string-value="DROP FUNCTION IF EXISTS instaniate_contact_as_fax(par_contact_id integer, par_contact_fax_ci contact_fax_construction_input);">
            <text:p>DROP FUNCTION IF EXISTS instaniate_contact_as_fax(par_contact_id integer, par_contact_fax_ci contact_fax_construction_input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instaniate_contact_as_email(par_contact_id integer, par_contact_email_ci contact_email_construction_input)</text:p>
          </table:table-cell>
          <table:table-cell/>
          <table:table-cell table:style-name="Default" table:formula="of:=IF(OR(LEFT([.E30];3)=&quot;-- &quot;;[.E30]=&quot;&quot;);IF([.E30]=&quot;&quot;;&quot;&quot;;[.E30]);&quot;GRANT EXECUTE ON FUNCTION &quot; &amp; [.E30] &amp; IF([.C30]=&quot;admin&quot;;&quot;TO user_&lt;&lt;$app_name$&gt;&gt;_data_admin;&quot;;&quot;TO user_&lt;&lt;$app_name$&gt;&gt;_data_admin, user_&lt;&lt;$app_name$&gt;&gt;_data_reader;&quot;))" office:value-type="string" office:string-value="GRANT EXECUTE ON FUNCTION instaniate_contact_as_email(par_contact_id integer, par_contact_email_ci contact_email_construction_input)TO user_&lt;&lt;$app_name$&gt;&gt;_data_admin;">
            <text:p>GRANT EXECUTE ON FUNCTION instaniate_contact_as_email(par_contact_id integer, par_contact_email_ci contact_email_construction_input)TO user_&lt;&lt;$app_name$&gt;&gt;_data_admin;</text:p>
          </table:table-cell>
          <table:table-cell/>
          <table:table-cell table:style-name="Default" table:formula="of:=IF(OR(LEFT([.E30];3)=&quot;-- &quot;;[.E30]=&quot;&quot;);IF([.E30]=&quot;&quot;;&quot;&quot;;[.E30]);&quot;DROP FUNCTION IF EXISTS &quot; &amp; [.E30] &amp; &quot;;&quot;)" office:value-type="string" office:string-value="DROP FUNCTION IF EXISTS instaniate_contact_as_email(par_contact_id integer, par_contact_email_ci contact_email_construction_input);">
            <text:p>DROP FUNCTION IF EXISTS instaniate_contact_as_email(par_contact_id integer, par_contact_email_ci contact_email_construction_input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instaniate_contact_as_person(par_contact_id integer, par_contact_person_ci contact_person_construction_input)</text:p>
          </table:table-cell>
          <table:table-cell/>
          <table:table-cell table:style-name="Default" table:formula="of:=IF(OR(LEFT([.E31];3)=&quot;-- &quot;;[.E31]=&quot;&quot;);IF([.E31]=&quot;&quot;;&quot;&quot;;[.E31]);&quot;GRANT EXECUTE ON FUNCTION &quot; &amp; [.E31] &amp; IF([.C31]=&quot;admin&quot;;&quot;TO user_&lt;&lt;$app_name$&gt;&gt;_data_admin;&quot;;&quot;TO user_&lt;&lt;$app_name$&gt;&gt;_data_admin, user_&lt;&lt;$app_name$&gt;&gt;_data_reader;&quot;))" office:value-type="string" office:string-value="GRANT EXECUTE ON FUNCTION instaniate_contact_as_person(par_contact_id integer, par_contact_person_ci contact_person_construction_input)TO user_&lt;&lt;$app_name$&gt;&gt;_data_admin;">
            <text:p>GRANT EXECUTE ON FUNCTION instaniate_contact_as_person(par_contact_id integer, par_contact_person_ci contact_person_construction_input)TO user_&lt;&lt;$app_name$&gt;&gt;_data_admin;</text:p>
          </table:table-cell>
          <table:table-cell/>
          <table:table-cell table:style-name="Default" table:formula="of:=IF(OR(LEFT([.E31];3)=&quot;-- &quot;;[.E31]=&quot;&quot;);IF([.E31]=&quot;&quot;;&quot;&quot;;[.E31]);&quot;DROP FUNCTION IF EXISTS &quot; &amp; [.E31] &amp; &quot;;&quot;)" office:value-type="string" office:string-value="DROP FUNCTION IF EXISTS instaniate_contact_as_person(par_contact_id integer, par_contact_person_ci contact_person_construction_input);">
            <text:p>DROP FUNCTION IF EXISTS instaniate_contact_as_person(par_contact_id integer, par_contact_person_ci contact_person_construction_input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instaniate_contact_as_phone(par_contact_id integer, par_contact_phone_ci contact_phone_construction_input)</text:p>
          </table:table-cell>
          <table:table-cell/>
          <table:table-cell table:style-name="Default" table:formula="of:=IF(OR(LEFT([.E32];3)=&quot;-- &quot;;[.E32]=&quot;&quot;);IF([.E32]=&quot;&quot;;&quot;&quot;;[.E32]);&quot;GRANT EXECUTE ON FUNCTION &quot; &amp; [.E32] &amp; IF([.C32]=&quot;admin&quot;;&quot;TO user_&lt;&lt;$app_name$&gt;&gt;_data_admin;&quot;;&quot;TO user_&lt;&lt;$app_name$&gt;&gt;_data_admin, user_&lt;&lt;$app_name$&gt;&gt;_data_reader;&quot;))" office:value-type="string" office:string-value="GRANT EXECUTE ON FUNCTION instaniate_contact_as_phone(par_contact_id integer, par_contact_phone_ci contact_phone_construction_input)TO user_&lt;&lt;$app_name$&gt;&gt;_data_admin;">
            <text:p>GRANT EXECUTE ON FUNCTION instaniate_contact_as_phone(par_contact_id integer, par_contact_phone_ci contact_phone_construction_input)TO user_&lt;&lt;$app_name$&gt;&gt;_data_admin;</text:p>
          </table:table-cell>
          <table:table-cell/>
          <table:table-cell table:style-name="Default" table:formula="of:=IF(OR(LEFT([.E32];3)=&quot;-- &quot;;[.E32]=&quot;&quot;);IF([.E32]=&quot;&quot;;&quot;&quot;;[.E32]);&quot;DROP FUNCTION IF EXISTS &quot; &amp; [.E32] &amp; &quot;;&quot;)" office:value-type="string" office:string-value="DROP FUNCTION IF EXISTS instaniate_contact_as_phone(par_contact_id integer, par_contact_phone_ci contact_phone_construction_input);">
            <text:p>DROP FUNCTION IF EXISTS instaniate_contact_as_phone(par_contact_id integer, par_contact_phone_ci contact_phone_construction_input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instaniate_contact_as_postal(par_contact_id integer, par_contact_postal_ci contact_postal_construction_input)</text:p>
          </table:table-cell>
          <table:table-cell/>
          <table:table-cell table:style-name="Default" table:formula="of:=IF(OR(LEFT([.E33];3)=&quot;-- &quot;;[.E33]=&quot;&quot;);IF([.E33]=&quot;&quot;;&quot;&quot;;[.E33]);&quot;GRANT EXECUTE ON FUNCTION &quot; &amp; [.E33] &amp; IF([.C33]=&quot;admin&quot;;&quot;TO user_&lt;&lt;$app_name$&gt;&gt;_data_admin;&quot;;&quot;TO user_&lt;&lt;$app_name$&gt;&gt;_data_admin, user_&lt;&lt;$app_name$&gt;&gt;_data_reader;&quot;))" office:value-type="string" office:string-value="GRANT EXECUTE ON FUNCTION instaniate_contact_as_postal(par_contact_id integer, par_contact_postal_ci contact_postal_construction_input)TO user_&lt;&lt;$app_name$&gt;&gt;_data_admin;">
            <text:p>GRANT EXECUTE ON FUNCTION instaniate_contact_as_postal(par_contact_id integer, par_contact_postal_ci contact_postal_construction_input)TO user_&lt;&lt;$app_name$&gt;&gt;_data_admin;</text:p>
          </table:table-cell>
          <table:table-cell/>
          <table:table-cell table:style-name="Default" table:formula="of:=IF(OR(LEFT([.E33];3)=&quot;-- &quot;;[.E33]=&quot;&quot;);IF([.E33]=&quot;&quot;;&quot;&quot;;[.E33]);&quot;DROP FUNCTION IF EXISTS &quot; &amp; [.E33] &amp; &quot;;&quot;)" office:value-type="string" office:string-value="DROP FUNCTION IF EXISTS instaniate_contact_as_postal(par_contact_id integer, par_contact_postal_ci contact_postal_construction_input);">
            <text:p>DROP FUNCTION IF EXISTS instaniate_contact_as_postal(par_contact_id integer, par_contact_postal_ci contact_postal_construction_input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postal_address(par_postal_address_ci postal_address_construction_input)</text:p>
          </table:table-cell>
          <table:table-cell/>
          <table:table-cell table:style-name="Default" table:formula="of:=IF(OR(LEFT([.E34];3)=&quot;-- &quot;;[.E34]=&quot;&quot;);IF([.E34]=&quot;&quot;;&quot;&quot;;[.E34]);&quot;GRANT EXECUTE ON FUNCTION &quot; &amp; [.E34] &amp; IF([.C34]=&quot;admin&quot;;&quot;TO user_&lt;&lt;$app_name$&gt;&gt;_data_admin;&quot;;&quot;TO user_&lt;&lt;$app_name$&gt;&gt;_data_admin, user_&lt;&lt;$app_name$&gt;&gt;_data_reader;&quot;))" office:value-type="string" office:string-value="GRANT EXECUTE ON FUNCTION new_postal_address(par_postal_address_ci postal_address_construction_input)TO user_&lt;&lt;$app_name$&gt;&gt;_data_admin;">
            <text:p>GRANT EXECUTE ON FUNCTION new_postal_address(par_postal_address_ci postal_address_construction_input)TO user_&lt;&lt;$app_name$&gt;&gt;_data_admin;</text:p>
          </table:table-cell>
          <table:table-cell/>
          <table:table-cell table:style-name="Default" table:formula="of:=IF(OR(LEFT([.E34];3)=&quot;-- &quot;;[.E34]=&quot;&quot;);IF([.E34]=&quot;&quot;;&quot;&quot;;[.E34]);&quot;DROP FUNCTION IF EXISTS &quot; &amp; [.E34] &amp; &quot;;&quot;)" office:value-type="string" office:string-value="DROP FUNCTION IF EXISTS new_postal_address(par_postal_address_ci postal_address_construction_input);">
            <text:p>DROP FUNCTION IF EXISTS new_postal_address(par_postal_address_ci postal_address_construction_input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instaniate_contact_as_system_id(par_contact_id integer, par_contact_system_id_ci contact_system_id_construction_input)</text:p>
          </table:table-cell>
          <table:table-cell/>
          <table:table-cell table:style-name="Default" table:formula="of:=IF(OR(LEFT([.E35];3)=&quot;-- &quot;;[.E35]=&quot;&quot;);IF([.E35]=&quot;&quot;;&quot;&quot;;[.E35]);&quot;GRANT EXECUTE ON FUNCTION &quot; &amp; [.E35] &amp; IF([.C35]=&quot;admin&quot;;&quot;TO user_&lt;&lt;$app_name$&gt;&gt;_data_admin;&quot;;&quot;TO user_&lt;&lt;$app_name$&gt;&gt;_data_admin, user_&lt;&lt;$app_name$&gt;&gt;_data_reader;&quot;))" office:value-type="string" office:string-value="GRANT EXECUTE ON FUNCTION instaniate_contact_as_system_id(par_contact_id integer, par_contact_system_id_ci contact_system_id_construction_input)TO user_&lt;&lt;$app_name$&gt;&gt;_data_admin;">
            <text:p>GRANT EXECUTE ON FUNCTION instaniate_contact_as_system_id(par_contact_id integer, par_contact_system_id_ci contact_system_id_construction_input)TO user_&lt;&lt;$app_name$&gt;&gt;_data_admin;</text:p>
          </table:table-cell>
          <table:table-cell/>
          <table:table-cell table:style-name="Default" table:formula="of:=IF(OR(LEFT([.E35];3)=&quot;-- &quot;;[.E35]=&quot;&quot;);IF([.E35]=&quot;&quot;;&quot;&quot;;[.E35]);&quot;DROP FUNCTION IF EXISTS &quot; &amp; [.E35] &amp; &quot;;&quot;)" office:value-type="string" office:string-value="DROP FUNCTION IF EXISTS instaniate_contact_as_system_id(par_contact_id integer, par_contact_system_id_ci contact_system_id_construction_input);">
            <text:p>DROP FUNCTION IF EXISTS instaniate_contact_as_system_id(par_contact_id integer, par_contact_system_id_ci contact_system_id_construction_input);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Type or comment</text:p>
          </table:table-cell>
          <table:table-cell table:style-name="ce1"/>
          <table:table-cell table:style-name="ce2" office:value-type="string">
            <text:p>Dro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ntact_construction_input</text:p>
          </table:table-cell>
          <table:table-cell/>
          <table:table-cell table:formula="of:=IF(OR(LEFT([.C7];3)=&quot;-- &quot;;[.C7]=&quot;&quot;);IF([.C7]=&quot;&quot;;&quot;&quot;;[.C7]);&quot;DROP TYPE IF EXISTS &quot; &amp; [.C7] &amp; &quot;;&quot;)" office:value-type="string" office:string-value="DROP TYPE IF EXISTS contact_construction_input;">
            <text:p>DROP TYPE IF EXISTS contact_construction_input;</text:p>
          </table:table-cell>
        </table:table-row>
        <table:table-row table:style-name="ro1">
          <table:table-cell table:number-columns-repeated="2"/>
          <table:table-cell office:value-type="string">
            <text:p>t_person_language_construction_input</text:p>
          </table:table-cell>
          <table:table-cell/>
          <table:table-cell table:formula="of:=IF(OR(LEFT([.C8];3)=&quot;-- &quot;;[.C8]=&quot;&quot;);IF([.C8]=&quot;&quot;;&quot;&quot;;[.C8]);&quot;DROP TYPE IF EXISTS &quot; &amp; [.C8] &amp; &quot;;&quot;)" office:value-type="string" office:string-value="DROP TYPE IF EXISTS t_person_language_construction_input;">
            <text:p>DROP TYPE IF EXISTS t_person_language_construction_input;</text:p>
          </table:table-cell>
        </table:table-row>
        <table:table-row table:style-name="ro1">
          <table:table-cell table:number-columns-repeated="2"/>
          <table:table-cell office:value-type="string">
            <text:p>posix_regexp_match_op</text:p>
          </table:table-cell>
          <table:table-cell/>
          <table:table-cell table:formula="of:=IF(OR(LEFT([.C9];3)=&quot;-- &quot;;[.C9]=&quot;&quot;);IF([.C9]=&quot;&quot;;&quot;&quot;;[.C9]);&quot;DROP TYPE IF EXISTS &quot; &amp; [.C9] &amp; &quot;;&quot;)" office:value-type="string" office:string-value="DROP TYPE IF EXISTS posix_regexp_match_op;">
            <text:p>DROP TYPE IF EXISTS posix_regexp_match_op;</text:p>
          </table:table-cell>
        </table:table-row>
        <table:table-row table:style-name="ro1">
          <table:table-cell table:number-columns-repeated="2"/>
          <table:table-cell/>
          <table:table-cell/>
          <table:table-cell table:formula="of:=IF(OR(LEFT([.C10];3)=&quot;-- &quot;;[.C10]=&quot;&quot;);IF([.C10]=&quot;&quot;;&quot;&quot;;[.C10]);&quot;DROP TYPE IF EXISTS &quot; &amp; [.C10] &amp; &quot;;&quot;)">
            <text:p/>
          </table:table-cell>
        </table:table-row>
        <table:table-row table:style-name="ro1">
          <table:table-cell table:number-columns-repeated="2"/>
          <table:table-cell office:value-type="string">
            <text:p>contact_fax_construction_input</text:p>
          </table:table-cell>
          <table:table-cell/>
          <table:table-cell table:formula="of:=IF(OR(LEFT([.C11];3)=&quot;-- &quot;;[.C11]=&quot;&quot;);IF([.C11]=&quot;&quot;;&quot;&quot;;[.C11]);&quot;DROP TYPE IF EXISTS &quot; &amp; [.C11] &amp; &quot;;&quot;)" office:value-type="string" office:string-value="DROP TYPE IF EXISTS contact_fax_construction_input;">
            <text:p>DROP TYPE IF EXISTS contact_fax_construction_input;</text:p>
          </table:table-cell>
        </table:table-row>
        <table:table-row table:style-name="ro1">
          <table:table-cell table:number-columns-repeated="2"/>
          <table:table-cell office:value-type="string">
            <text:p>contact_email_construction_input</text:p>
          </table:table-cell>
          <table:table-cell/>
          <table:table-cell table:formula="of:=IF(OR(LEFT([.C12];3)=&quot;-- &quot;;[.C12]=&quot;&quot;);IF([.C12]=&quot;&quot;;&quot;&quot;;[.C12]);&quot;DROP TYPE IF EXISTS &quot; &amp; [.C12] &amp; &quot;;&quot;)" office:value-type="string" office:string-value="DROP TYPE IF EXISTS contact_email_construction_input;">
            <text:p>DROP TYPE IF EXISTS contact_email_construction_input;</text:p>
          </table:table-cell>
        </table:table-row>
        <table:table-row table:style-name="ro1">
          <table:table-cell table:number-columns-repeated="2"/>
          <table:table-cell office:value-type="string">
            <text:p>contact_person_construction_input</text:p>
          </table:table-cell>
          <table:table-cell/>
          <table:table-cell table:formula="of:=IF(OR(LEFT([.C13];3)=&quot;-- &quot;;[.C13]=&quot;&quot;);IF([.C13]=&quot;&quot;;&quot;&quot;;[.C13]);&quot;DROP TYPE IF EXISTS &quot; &amp; [.C13] &amp; &quot;;&quot;)" office:value-type="string" office:string-value="DROP TYPE IF EXISTS contact_person_construction_input;">
            <text:p>DROP TYPE IF EXISTS contact_person_construction_input;</text:p>
          </table:table-cell>
        </table:table-row>
        <table:table-row table:style-name="ro1">
          <table:table-cell table:number-columns-repeated="2"/>
          <table:table-cell office:value-type="string">
            <text:p>contact_phone_construction_input</text:p>
          </table:table-cell>
          <table:table-cell/>
          <table:table-cell table:formula="of:=IF(OR(LEFT([.C14];3)=&quot;-- &quot;;[.C14]=&quot;&quot;);IF([.C14]=&quot;&quot;;&quot;&quot;;[.C14]);&quot;DROP TYPE IF EXISTS &quot; &amp; [.C14] &amp; &quot;;&quot;)" office:value-type="string" office:string-value="DROP TYPE IF EXISTS contact_phone_construction_input;">
            <text:p>DROP TYPE IF EXISTS contact_phone_construction_input;</text:p>
          </table:table-cell>
        </table:table-row>
        <table:table-row table:style-name="ro1">
          <table:table-cell table:number-columns-repeated="2"/>
          <table:table-cell office:value-type="string">
            <text:p>contact_postal_construction_input</text:p>
          </table:table-cell>
          <table:table-cell/>
          <table:table-cell table:formula="of:=IF(OR(LEFT([.C15];3)=&quot;-- &quot;;[.C15]=&quot;&quot;);IF([.C15]=&quot;&quot;;&quot;&quot;;[.C15]);&quot;DROP TYPE IF EXISTS &quot; &amp; [.C15] &amp; &quot;;&quot;)" office:value-type="string" office:string-value="DROP TYPE IF EXISTS contact_postal_construction_input;">
            <text:p>DROP TYPE IF EXISTS contact_postal_construction_input;</text:p>
          </table:table-cell>
        </table:table-row>
        <table:table-row table:style-name="ro1">
          <table:table-cell table:number-columns-repeated="2"/>
          <table:table-cell office:value-type="string">
            <text:p>postal_address_construction_input</text:p>
          </table:table-cell>
          <table:table-cell/>
          <table:table-cell table:formula="of:=IF(OR(LEFT([.C16];3)=&quot;-- &quot;;[.C16]=&quot;&quot;);IF([.C16]=&quot;&quot;;&quot;&quot;;[.C16]);&quot;DROP TYPE IF EXISTS &quot; &amp; [.C16] &amp; &quot;;&quot;)" office:value-type="string" office:string-value="DROP TYPE IF EXISTS postal_address_construction_input;">
            <text:p>DROP TYPE IF EXISTS postal_address_construction_input;</text:p>
          </table:table-cell>
        </table:table-row>
        <table:table-row table:style-name="ro1">
          <table:table-cell table:number-columns-repeated="2"/>
          <table:table-cell office:value-type="string">
            <text:p>contact_system_id_construction_input</text:p>
          </table:table-cell>
          <table:table-cell/>
          <table:table-cell table:formula="of:=IF(OR(LEFT([.C17];3)=&quot;-- &quot;;[.C17]=&quot;&quot;);IF([.C17]=&quot;&quot;;&quot;&quot;;[.C17]);&quot;DROP TYPE IF EXISTS &quot; &amp; [.C17] &amp; &quot;;&quot;)" office:value-type="string" office:string-value="DROP TYPE IF EXISTS contact_system_id_construction_input;">
            <text:p>DROP TYPE IF EXISTS contact_system_id_construction_input;</text:p>
          </table:table-cell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8">18.03.2010</text:date>, <text:time>05:27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lka </meta:initial-creator>
    <meta:creation-date>2010-03-03T04:18:53.07</meta:creation-date>
    <dc:date>2010-03-18T05:27:18.53</dc:date>
    <dc:creator>Belka </dc:creator>
    <meta:editing-duration>PT51H33M48S</meta:editing-duration>
    <meta:editing-cycles>19</meta:editing-cycles>
    <meta:generator>OpenOffice.org/3.1$Win32 OpenOffice.org_project/310m19$Build-9420</meta:generator>
    <meta:document-statistic meta:table-count="3" meta:cell-count="132" meta:object-count="0"/>
  </office:meta>
</office:document-meta>
</file>